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style:font-name="Times New Roman" fo:font-size="12pt" officeooo:rsid="0028d684" officeooo:paragraph-rsid="0028d684" style:letter-kerning="false" style:font-name-asian="宋体" style:font-size-asian="12pt" style:language-asian="zh" style:country-asian="CN" style:font-name-complex="Times New Roman1" style:font-size-complex="12pt" style:language-complex="ar" style:country-complex="SA"/>
    </style:style>
    <style:style style:name="P2" style:family="paragraph" style:parent-style-name="Standard">
      <style:text-properties officeooo:rsid="001f04a9" officeooo:paragraph-rsid="001f04a9"/>
    </style:style>
    <style:style style:name="P3" style:family="paragraph" style:parent-style-name="Standard">
      <style:text-properties officeooo:rsid="002b4a18" officeooo:paragraph-rsid="002b4a18"/>
    </style:style>
    <style:style style:name="P4" style:family="paragraph" style:parent-style-name="Standard">
      <style:text-properties fo:font-weight="bold" officeooo:rsid="0029892b" officeooo:paragraph-rsid="002b4a18" style:font-weight-asian="bold" style:font-weight-complex="bold"/>
    </style:style>
    <style:style style:name="P5" style:family="paragraph" style:parent-style-name="Heading_20_3">
      <style:paragraph-properties fo:keep-with-next="always"/>
      <style:text-properties style:font-name="Times New Roman" fo:font-size="13pt" officeooo:rsid="002c9da4" style:letter-kerning="false" style:font-name-asian="宋体" style:font-size-asian="13pt" style:language-asian="zh" style:country-asian="CN" style:font-name-complex="Times New Roman1" style:font-size-complex="13pt" style:language-complex="ar" style:country-complex="SA"/>
    </style:style>
    <style:style style:name="P6" style:family="paragraph" style:parent-style-name="Standard" style:list-style-name="L1">
      <style:text-properties officeooo:rsid="001f04a9" officeooo:paragraph-rsid="002b4a18"/>
    </style:style>
    <style:style style:name="P7" style:family="paragraph" style:parent-style-name="Standard" style:list-style-name="L1">
      <style:text-properties officeooo:rsid="001f04a9" officeooo:paragraph-rsid="004cb917"/>
    </style:style>
    <style:style style:name="P8" style:family="paragraph" style:parent-style-name="Standard" style:list-style-name="L2">
      <style:text-properties officeooo:rsid="001f04a9" officeooo:paragraph-rsid="004cb917"/>
    </style:style>
    <style:style style:name="P9" style:family="paragraph" style:parent-style-name="Standard">
      <style:text-properties officeooo:rsid="001f04a9" officeooo:paragraph-rsid="002b4a18"/>
    </style:style>
    <style:style style:name="P10" style:family="paragraph" style:parent-style-name="Standard">
      <style:text-properties officeooo:rsid="001f04a9" officeooo:paragraph-rsid="001f04a9"/>
    </style:style>
    <style:style style:name="P11" style:family="paragraph" style:parent-style-name="Standard">
      <style:text-properties style:font-name="Times New Roman" fo:font-size="12pt" officeooo:rsid="004ead9e" officeooo:paragraph-rsid="004ead9e" style:letter-kerning="false" style:font-name-asian="宋体" style:font-size-asian="12pt" style:language-asian="zh" style:country-asian="CN" style:font-name-complex="Times New Roman1" style:font-size-complex="12pt" style:language-complex="ar" style:country-complex="SA"/>
    </style:style>
    <style:style style:name="P12" style:family="paragraph" style:parent-style-name="Standard">
      <style:text-properties style:font-name="Times New Roman" fo:font-size="12pt" officeooo:rsid="006fc2a6" officeooo:paragraph-rsid="006fc2a6" style:letter-kerning="false" style:font-name-asian="宋体" style:font-size-asian="12pt" style:language-asian="zh" style:country-asian="CN" style:font-name-complex="Times New Roman1" style:font-size-complex="12pt" style:language-complex="ar" style:country-complex="SA"/>
    </style:style>
    <style:style style:name="P13" style:family="paragraph" style:parent-style-name="Standard">
      <style:text-properties style:font-name="Times New Roman" fo:font-size="12pt" officeooo:rsid="00782ef1" officeooo:paragraph-rsid="00782ef1" style:letter-kerning="false" style:font-name-asian="宋体" style:font-size-asian="12pt" style:language-asian="zh" style:country-asian="CN" style:font-name-complex="Times New Roman1" style:font-size-complex="12pt" style:language-complex="ar" style:country-complex="SA"/>
    </style:style>
    <style:style style:name="P14" style:family="paragraph" style:parent-style-name="Standard">
      <style:text-properties style:font-name="Times New Roman" fo:font-size="12pt" officeooo:rsid="00782ef1" officeooo:paragraph-rsid="0082b450" style:letter-kerning="false" style:font-name-asian="宋体" style:font-size-asian="12pt" style:language-asian="zh" style:country-asian="CN" style:font-name-complex="Times New Roman1" style:font-size-complex="12pt" style:language-complex="ar" style:country-complex="SA"/>
    </style:style>
    <style:style style:name="P15" style:family="paragraph" style:parent-style-name="Standard">
      <style:text-properties style:font-name="Times New Roman" fo:font-size="12pt" officeooo:rsid="00774ff6" officeooo:paragraph-rsid="00774ff6" style:letter-kerning="false" style:font-name-asian="宋体" style:font-size-asian="12pt" style:language-asian="zh" style:country-asian="CN" style:font-name-complex="Times New Roman1" style:font-size-complex="12pt" style:language-complex="ar" style:country-complex="SA"/>
    </style:style>
    <style:style style:name="P16" style:family="paragraph" style:parent-style-name="Standard">
      <style:text-properties style:font-name="Times New Roman" fo:font-size="12pt" officeooo:rsid="0087784f" officeooo:paragraph-rsid="0087784f" style:letter-kerning="false" style:font-name-asian="宋体" style:font-size-asian="12pt" style:language-asian="zh" style:country-asian="CN" style:font-name-complex="Times New Roman1" style:font-size-complex="12pt" style:language-complex="ar" style:country-complex="SA"/>
    </style:style>
    <style:style style:name="P17" style:family="paragraph" style:parent-style-name="Standard">
      <style:text-properties style:font-name="Times New Roman" fo:font-size="12pt" officeooo:rsid="00926084" officeooo:paragraph-rsid="00926084" style:letter-kerning="false" style:font-name-asian="宋体" style:font-size-asian="12pt" style:language-asian="zh" style:country-asian="CN" style:font-name-complex="Times New Roman1" style:font-size-complex="12pt" style:language-complex="ar" style:country-complex="SA"/>
    </style:style>
    <style:style style:name="P18" style:family="paragraph" style:parent-style-name="Standard">
      <style:text-properties style:font-name="Times New Roman" fo:font-size="12pt" fo:font-style="normal" officeooo:rsid="00536030" officeooo:paragraph-rsid="00536030" style:letter-kerning="false" style:font-name-asian="宋体" style:font-size-asian="12pt" style:language-asian="zh" style:country-asian="CN" style:font-style-asian="normal" style:font-name-complex="Times New Roman1" style:font-size-complex="12pt" style:language-complex="ar" style:country-complex="SA" style:font-style-complex="normal"/>
    </style:style>
    <style:style style:name="P19" style:family="paragraph" style:parent-style-name="Standard">
      <style:text-properties style:font-name="Times New Roman" fo:font-size="12pt" fo:font-style="normal" officeooo:rsid="0053c95f" officeooo:paragraph-rsid="0053c95f" style:letter-kerning="false" style:font-name-asian="宋体" style:font-size-asian="12pt" style:language-asian="zh" style:country-asian="CN" style:font-style-asian="normal" style:font-name-complex="Times New Roman1" style:font-size-complex="12pt" style:language-complex="ar" style:country-complex="SA" style:font-style-complex="normal"/>
    </style:style>
    <style:style style:name="P20" style:family="paragraph" style:parent-style-name="Standard">
      <style:text-properties style:font-name="Times New Roman" fo:font-size="12pt" fo:font-style="normal" officeooo:rsid="002668dd" officeooo:paragraph-rsid="001f04a9" style:letter-kerning="false" style:font-name-asian="宋体" style:font-size-asian="12pt" style:language-asian="zh" style:country-asian="CN" style:font-style-asian="normal" style:font-name-complex="Times New Roman1" style:font-size-complex="12pt" style:language-complex="ar" style:country-complex="SA" style:font-style-complex="normal"/>
    </style:style>
    <style:style style:name="P21" style:family="paragraph" style:parent-style-name="Standard">
      <style:text-properties style:font-name="Times New Roman" fo:font-size="12pt" fo:font-style="normal" officeooo:rsid="004ead9e" officeooo:paragraph-rsid="004ead9e" style:letter-kerning="false" style:font-name-asian="宋体" style:font-size-asian="12pt" style:language-asian="zh" style:country-asian="CN" style:font-style-asian="normal" style:font-name-complex="Times New Roman1" style:font-size-complex="12pt" style:language-complex="ar" style:country-complex="SA" style:font-style-complex="normal"/>
    </style:style>
    <style:style style:name="P22" style:family="paragraph" style:parent-style-name="Standard">
      <style:text-properties style:font-name="Times New Roman" fo:font-size="12pt" fo:font-style="normal" officeooo:rsid="008cfd5d" officeooo:paragraph-rsid="008cfd5d" style:letter-kerning="false" style:font-name-asian="宋体" style:font-size-asian="12pt" style:language-asian="zh" style:country-asian="CN" style:font-style-asian="normal" style:font-name-complex="Times New Roman1" style:font-size-complex="12pt" style:language-complex="ar" style:country-complex="SA" style:font-style-complex="normal"/>
    </style:style>
    <style:style style:name="P23" style:family="paragraph" style:parent-style-name="Standard">
      <style:text-properties style:font-name="Times New Roman" fo:font-size="12pt" fo:font-style="normal" fo:font-weight="bold" officeooo:rsid="00563b9e" officeooo:paragraph-rsid="00563b9e" style:letter-kerning="false" style:font-name-asian="宋体" style:font-size-asian="12pt" style:language-asian="zh" style:country-asian="CN" style:font-style-asian="normal" style:font-weight-asian="bold" style:font-name-complex="Times New Roman1" style:font-size-complex="12pt" style:language-complex="ar" style:country-complex="SA" style:font-style-complex="normal" style:font-weight-complex="bold"/>
    </style:style>
    <style:style style:name="P24" style:family="paragraph" style:parent-style-name="Standard">
      <style:paragraph-properties fo:margin-left="0cm" fo:text-indent="0cm" style:auto-text-indent="false"/>
      <style:text-properties style:font-name="Times New Roman" fo:font-size="12pt" fo:font-style="normal" fo:font-weight="bold" officeooo:rsid="006b5769" officeooo:paragraph-rsid="006b5769" style:letter-kerning="false" style:font-name-asian="宋体" style:font-size-asian="12pt" style:language-asian="zh" style:country-asian="CN" style:font-style-asian="normal" style:font-weight-asian="bold" style:font-name-complex="Times New Roman1" style:font-size-complex="12pt" style:language-complex="ar" style:country-complex="SA" style:font-style-complex="normal" style:font-weight-complex="bold"/>
    </style:style>
    <style:style style:name="P25" style:family="paragraph" style:parent-style-name="Standard">
      <style:text-properties style:font-name="Times New Roman" fo:font-size="12pt" fo:font-weight="bold" officeooo:rsid="00782ef1" officeooo:paragraph-rsid="00782ef1" style:letter-kerning="false" style:font-name-asian="宋体" style:font-size-asian="12pt" style:language-asian="zh" style:country-asian="CN" style:font-weight-asian="bold" style:font-name-complex="Times New Roman1" style:font-size-complex="12pt" style:language-complex="ar" style:country-complex="SA" style:font-weight-complex="bold"/>
    </style:style>
    <style:style style:name="P26" style:family="paragraph" style:parent-style-name="Standard">
      <style:text-properties style:font-name="Times New Roman" fo:font-size="12pt" fo:font-weight="bold" officeooo:rsid="00926084" officeooo:paragraph-rsid="00926084" style:letter-kerning="false" style:font-name-asian="宋体" style:font-size-asian="12pt" style:language-asian="zh" style:country-asian="CN" style:font-weight-asian="bold" style:font-name-complex="Times New Roman1" style:font-size-complex="12pt" style:language-complex="ar" style:country-complex="SA" style:font-weight-complex="bold"/>
    </style:style>
    <style:style style:name="P27" style:family="paragraph" style:parent-style-name="Standard">
      <style:paragraph-properties fo:margin-left="1.251cm" fo:text-indent="0cm" style:auto-text-indent="false"/>
      <style:text-properties style:font-name="Times New Roman" fo:font-size="12pt" fo:font-style="italic" fo:font-weight="bold" officeooo:rsid="00563b9e" officeooo:paragraph-rsid="00563b9e" style:letter-kerning="false" style:font-name-asian="宋体" style:font-size-asian="12pt" style:language-asian="zh" style:country-asian="CN" style:font-style-asian="italic" style:font-weight-asian="bold" style:font-name-complex="Times New Roman1" style:font-size-complex="12pt" style:language-complex="ar" style:country-complex="SA" style:font-style-complex="italic" style:font-weight-complex="bold"/>
    </style:style>
    <style:style style:name="P28" style:family="paragraph" style:parent-style-name="Standard">
      <style:paragraph-properties fo:margin-left="1.251cm" fo:text-indent="0cm" style:auto-text-indent="false"/>
      <style:text-properties style:font-name="Times New Roman" fo:font-size="12pt" fo:font-style="italic" fo:font-weight="bold" officeooo:rsid="0068a6f3" officeooo:paragraph-rsid="0068a6f3" style:letter-kerning="false" style:font-name-asian="宋体" style:font-size-asian="12pt" style:language-asian="zh" style:country-asian="CN" style:font-style-asian="italic" style:font-weight-asian="bold" style:font-name-complex="Times New Roman1" style:font-size-complex="12pt" style:language-complex="ar" style:country-complex="SA" style:font-style-complex="italic" style:font-weight-complex="bold"/>
    </style:style>
    <style:style style:name="P29" style:family="paragraph" style:parent-style-name="Standard">
      <style:text-properties style:font-name="Times New Roman" fo:font-size="12pt" fo:font-weight="normal" officeooo:rsid="006fc2a6" officeooo:paragraph-rsid="006fc2a6" style:letter-kerning="false" style:font-name-asian="宋体" style:font-size-asian="12pt" style:language-asian="zh" style:country-asian="CN" style:font-weight-asian="normal" style:font-name-complex="Times New Roman1" style:font-size-complex="12pt" style:language-complex="ar" style:country-complex="SA" style:font-weight-complex="normal"/>
    </style:style>
    <style:style style:name="P30" style:family="paragraph" style:parent-style-name="Standard">
      <style:text-properties style:font-name="Times New Roman" fo:font-size="12pt" fo:font-weight="normal" officeooo:rsid="00707cdd" officeooo:paragraph-rsid="00707cdd" style:letter-kerning="false" style:font-name-asian="宋体" style:font-size-asian="12pt" style:language-asian="zh" style:country-asian="CN" style:font-weight-asian="normal" style:font-name-complex="Times New Roman1" style:font-size-complex="12pt" style:language-complex="ar" style:country-complex="SA" style:font-weight-complex="normal"/>
    </style:style>
    <style:style style:name="P31" style:family="paragraph" style:parent-style-name="Standard">
      <style:text-properties officeooo:rsid="004ead9e" officeooo:paragraph-rsid="004ead9e"/>
    </style:style>
    <style:style style:name="P32" style:family="paragraph" style:parent-style-name="Standard" style:list-style-name="L9">
      <style:text-properties officeooo:paragraph-rsid="0082b450"/>
    </style:style>
    <style:style style:name="P33" style:family="paragraph" style:parent-style-name="Standard" style:list-style-name="L10"/>
    <style:style style:name="P34" style:family="paragraph" style:parent-style-name="Standard">
      <style:text-properties officeooo:rsid="008b5a50" officeooo:paragraph-rsid="008b5a50"/>
    </style:style>
    <style:style style:name="T1" style:family="text">
      <style:text-properties style:font-name="Times New Roman" fo:font-size="12pt" officeooo:rsid="00782ef1" style:letter-kerning="false" style:font-name-asian="宋体" style:font-size-asian="12pt" style:language-asian="zh" style:country-asian="CN" style:font-name-complex="Times New Roman1" style:font-size-complex="12pt" style:language-complex="ar" style:country-complex="SA"/>
    </style:style>
    <style:style style:name="T2" style:family="text">
      <style:text-properties style:font-name="Times New Roman" fo:font-size="12pt" officeooo:rsid="0080f9e8" style:letter-kerning="false" style:font-name-asian="宋体" style:font-size-asian="12pt" style:language-asian="zh" style:country-asian="CN" style:font-name-complex="Times New Roman1" style:font-size-complex="12pt" style:language-complex="ar" style:country-complex="SA"/>
    </style:style>
    <style:style style:name="T3" style:family="text">
      <style:text-properties style:font-name="Times New Roman" fo:font-size="12pt" fo:font-weight="bold" officeooo:rsid="00782ef1" style:letter-kerning="false" style:font-name-asian="宋体" style:font-size-asian="12pt" style:language-asian="zh" style:country-asian="CN" style:font-weight-asian="bold" style:font-name-complex="Times New Roman1" style:font-size-complex="12pt" style:language-complex="ar" style:country-complex="SA" style:font-weight-complex="bold"/>
    </style:style>
    <style:style style:name="T4" style:family="text">
      <style:text-properties style:font-name="Times New Roman" fo:font-size="12pt" fo:font-weight="normal" officeooo:rsid="007aa76f" style:letter-kerning="false" style:font-name-asian="宋体" style:font-size-asian="12pt" style:language-asian="zh" style:country-asian="CN" style:font-weight-asian="normal" style:font-name-complex="Times New Roman1" style:font-size-complex="12pt" style:language-complex="ar" style:country-complex="SA" style:font-weight-complex="normal"/>
    </style:style>
    <style:style style:name="T5" style:family="text">
      <style:text-properties officeooo:rsid="002b4a18"/>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2b4a18" style:font-weight-asian="bold" style:font-weight-complex="bold"/>
    </style:style>
    <style:style style:name="T9" style:family="text">
      <style:text-properties fo:font-weight="bold" officeooo:rsid="0080f9e8" style:font-weight-asian="bold" style:font-weight-complex="bold"/>
    </style:style>
    <style:style style:name="T10" style:family="text">
      <style:text-properties officeooo:rsid="0044a379"/>
    </style:style>
    <style:style style:name="T11" style:family="text">
      <style:text-properties officeooo:rsid="004cb917"/>
    </style:style>
    <style:style style:name="T12" style:family="text">
      <style:text-properties officeooo:rsid="004ead9e"/>
    </style:style>
    <style:style style:name="T13" style:family="text">
      <style:text-properties officeooo:rsid="0053c95f"/>
    </style:style>
    <style:style style:name="T14" style:family="text">
      <style:text-properties fo:font-weight="normal" style:font-weight-asian="normal" style:font-weight-complex="normal"/>
    </style:style>
    <style:style style:name="T15" style:family="text">
      <style:text-properties fo:font-weight="normal" officeooo:rsid="006a4a41" style:font-weight-asian="normal" style:font-weight-complex="normal"/>
    </style:style>
    <style:style style:name="T16" style:family="text">
      <style:text-properties fo:font-weight="normal" officeooo:rsid="0087784f" style:font-weight-asian="normal" style:font-weight-complex="normal"/>
    </style:style>
    <style:style style:name="T17" style:family="text">
      <style:text-properties fo:font-weight="normal" officeooo:rsid="00952eac" style:font-weight-asian="normal" style:font-weight-complex="normal"/>
    </style:style>
    <style:style style:name="T18" style:family="text">
      <style:text-properties officeooo:rsid="006a4a41"/>
    </style:style>
    <style:style style:name="T19" style:family="text">
      <style:text-properties officeooo:rsid="00707cdd"/>
    </style:style>
    <style:style style:name="T20" style:family="text">
      <style:text-properties officeooo:rsid="007431a0"/>
    </style:style>
    <style:style style:name="T21" style:family="text">
      <style:text-properties officeooo:rsid="00782ef1"/>
    </style:style>
    <style:style style:name="T22" style:family="text">
      <style:text-properties officeooo:rsid="0082b450"/>
    </style:style>
    <style:style style:name="T23" style:family="text">
      <style:text-properties officeooo:rsid="00860a57"/>
    </style:style>
    <style:style style:name="T24" style:family="text">
      <style:text-properties officeooo:rsid="0087074a"/>
    </style:style>
    <style:style style:name="T25" style:family="text">
      <style:text-properties officeooo:rsid="008f26f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ITS3007 – Gary (Team 3200_38)</text:p>
      <text:p text:style-name="P3"/>
      <text:h text:style-name="Heading_20_3" text:outline-level="3">Minutes of Meeting <text:span text:style-name="T12">2</text:span> held 2<text:span text:style-name="T12">6</text:span>/07/2024</text:h>
      <text:p text:style-name="P9"><text:span text:style-name="T8">Present</text:span><text:span text:style-name="T7">:</text:span></text:p>
      <text:list text:style-name="L1">
        <text:list-item>
          <text:p text:style-name="P7">Oliver John Dean &lt;<text:a xlink:type="simple" xlink:href="mailto:21307131@student.uwa.edu.au" text:style-name="Internet_20_link" text:visited-style-name="Visited_20_Internet_20_Link">21307131@student.uwa.edu.au</text:a>&gt; </text:p>
        </text:list-item>
        <text:list-item>
          <text:p text:style-name="P6">William Forrest Stewart van den Wall Bake &lt;<text:a xlink:type="simple" xlink:href="mailto:23086983@student.uwa.edu.au" text:style-name="Internet_20_link" text:visited-style-name="Visited_20_Internet_20_Link">23086983@student.uwa.edu.au</text:a>&gt; </text:p>
        </text:list-item>
        <text:list-item>
          <text:p text:style-name="P6">Shashwat Abrol &lt;<text:a xlink:type="simple" xlink:href="mailto:23482415@student.uwa.edu.au" text:style-name="Internet_20_link" text:visited-style-name="Visited_20_Internet_20_Link">23482415@student.uwa.edu.au</text:a>&gt; </text:p>
        </text:list-item>
        <text:list-item>
          <text:p text:style-name="P6">Connor James Fernie &lt;<text:a xlink:type="simple" xlink:href="mailto:23443143@student.uwa.edu.au" text:style-name="Internet_20_link" text:visited-style-name="Visited_20_Internet_20_Link">23443143@student.uwa.edu.au</text:a>&gt;</text:p>
          <text:p text:style-name="P6"/>
        </text:list-item>
      </text:list>
      <text:p text:style-name="P4">A<text:span text:style-name="T11">pologies:</text:span></text:p>
      <text:list text:style-name="L2">
        <text:list-item>
          <text:p text:style-name="P8">Ciaran David Petrus Engelbrecht &lt;<text:a xlink:type="simple" xlink:href="mailto:23169641@student.uwa.edu.au" text:style-name="Internet_20_link" text:visited-style-name="Visited_20_Internet_20_Link">23169641@student.uwa.edu.au</text:a>&gt;</text:p>
        </text:list-item>
        <text:list-item>
          <text:p text:style-name="P8">William Sydney Lodge &lt;<text:a xlink:type="simple" xlink:href="mailto:22980141@student.uwa.edu.au" text:style-name="Internet_20_link" text:visited-style-name="Visited_20_Internet_20_Link">22980141@student.uwa.edu.au</text:a>&gt; </text:p>
        </text:list-item>
      </text:list>
      <text:p text:style-name="P2"/>
      <text:p text:style-name="P2"><text:span text:style-name="T8">Opened:</text:span><text:span text:style-name="T5"> </text:span><text:span text:style-name="T12">12:15</text:span>pm</text:p>
      <text:p text:style-name="P2"/>
      <text:p text:style-name="P31"><text:span text:style-name="T7">Venue:</text:span> CCZ Audio Visual Room</text:p>
      <text:h text:style-name="P5" text:outline-level="3">Item 1.1: Initial <text:span text:style-name="T10">General</text:span> Admin.</text:h>
      <text:p text:style-name="P20"><text:span text:style-name="T23">Group accepts minutes from previous meeting</text:span><text:span text:style-name="T12"> unanimously</text:span></text:p>
      <text:p text:style-name="P21"><text:span text:style-name="T7">Moved: </text:span>Will</text:p>
      <text:p text:style-name="P21"><text:span text:style-name="T7">Seconded: </text:span>Oliver</text:p>
      <text:p text:style-name="P11"><text:span text:style-name="T6"/></text:p>
      <text:p text:style-name="P23">Item 1.2: Email to Client</text:p>
      <text:p text:style-name="P23"><text:span text:style-name="T14"/></text:p>
      <text:p text:style-name="P23"><text:span text:style-name="T14">The Group resolves to send the following text to the client via Project Manager email account:</text:span></text:p>
      <text:p text:style-name="P27"><text:span text:style-name="T14">Dear Dr. Parsons,</text:span></text:p>
      <text:p text:style-name="P27"><text:span text:style-name="T14"/></text:p>
      <text:p text:style-name="P27"><text:span text:style-name="T14">I hope this message finds you well.</text:span></text:p>
      <text:p text:style-name="P27"><text:span text:style-name="T14"/></text:p>
      <text:p text:style-name="P27"><text:span text:style-name="T14">My name is William, and I am reaching out to introduce myself as Project Manger of the team from the Professional Computing Unit working on the Global Mobility and Climate Vulnerabilities project. We are excited about the opportunity to contribute to this important initiative and are eager to discuss how we can work on <text:s/>the project's objectives.</text:span></text:p>
      <text:p text:style-name="P27"><text:span text:style-name="T14"/></text:p>
      <text:p text:style-name="P27"><text:span text:style-name="T14">Could you please let us know your availability for a meeting to discuss our involvement and next steps?</text:span></text:p>
      <text:p text:style-name="P27"><text:span text:style-name="T14"/></text:p>
      <text:p text:style-name="P27"><text:span text:style-name="T14">Thank you, and I look forward to your response.</text:span></text:p>
      <text:p text:style-name="P27"><text:span text:style-name="T14"/></text:p>
      <text:p text:style-name="P28"><text:span text:style-name="T14">William van den Wall Bake, </text:span></text:p>
      <text:p text:style-name="P28"><text:span text:style-name="T14">on behalf of </text:span><text:span text:style-name="T15">CITS3007_38 Team</text:span></text:p>
      <text:p text:style-name="P28"><text:span text:style-name="T15"/></text:p>
      <text:p text:style-name="P24"><text:span text:style-name="T18">M</text:span>ove<text:span text:style-name="T20">d</text:span>:<text:span text:style-name="T14"> Shashwat</text:span></text:p>
      <text:p text:style-name="P24">Seconded: <text:span text:style-name="T14">Connor</text:span></text:p>
      <text:p text:style-name="P11"><text:span text:style-name="T6"/></text:p>
      <text:p text:style-name="P22">Genera<text:span text:style-name="T25">l</text:span> Discussions:</text:p>
      <text:p text:style-name="P18">- Discussion time sheet and hours</text:p>
      <text:p text:style-name="P18">- Get in contact with client</text:p>
      <text:p text:style-name="P19">- Establish Project Requirements</text:p>
      <text:p text:style-name="P18">- <text:span text:style-name="T13">Push back Discussions on project allocation and reporting</text:span></text:p>
      <text:p text:style-name="P1"/>
      <text:p text:style-name="P12"><text:soft-page-break/><text:span text:style-name="T7">Item 1.3: Next Meeting</text:span></text:p>
      <text:p text:style-name="P12"><text:span text:style-name="T7"/></text:p>
      <text:p text:style-name="P29">Next meeting <text:span text:style-name="T21">at 11am</text:span> Monday lecture next week, with actually doing dual online properly by having people <text:span text:style-name="T19">on laptop</text:span></text:p>
      <text:p text:style-name="P29"/>
      <text:p text:style-name="P30">Resolves to setup a recurring weekly meeting <text:span text:style-name="T24">Oliver actions booking that in. Time of weekly meeting to be finalised by end of next meeting.</text:span></text:p>
      <text:p text:style-name="P30"/>
      <text:p text:style-name="P15"><text:span text:style-name="T7">Moved: </text:span><text:span text:style-name="T16">William</text:span></text:p>
      <text:p text:style-name="P16"><text:span text:style-name="T7">Seconded:</text:span><text:span text:style-name="T14"> Oliver</text:span></text:p>
      <text:p text:style-name="P16"><text:span text:style-name="T14"/></text:p>
      <text:p text:style-name="P26">Closed: <text:span text:style-name="T14">12:48p</text:span><text:span text:style-name="T17">m</text:span></text:p>
      <text:p text:style-name="P13"/>
      <text:p text:style-name="P25">Action <text:span text:style-name="T22">items:</text:span></text:p>
      <text:p text:style-name="P14"><text:span text:style-name="T7"><text:tab/>Oliver: </text:span></text:p>
      <text:list text:style-name="L9">
        <text:list-item>
          <text:list>
            <text:list-item>
              <text:p text:style-name="P32"><text:span text:style-name="T4">Look into how to book a </text:span><text:span text:style-name="T1">recurring meeting time </text:span><text:span text:style-name="T2">for a in person and weekly meeting; Time of recurrence TBA via discord</text:span></text:p>
            </text:list-item>
          </text:list>
        </text:list-item>
      </text:list>
      <text:p text:style-name="P14"><text:tab/><text:span text:style-name="T9">William: </text:span></text:p>
      <text:list text:style-name="L10">
        <text:list-item>
          <text:list>
            <text:list-item>
              <text:p text:style-name="P33">Put together minutes <text:span text:style-name="T22">for meeting 2.1</text:span></text:p>
            </text:list-item>
          </text:list>
        </text:list-item>
      </text:list>
      <text:p text:style-name="Standard"/>
      <text:p text:style-name="P34"/>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Sans NF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Sans NF1" style:font-family-complex="'NotoSans NF'"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3T18:38:10.492300005</meta:creation-date>
    <dc:date>2024-07-26T12:49:11.895709467</dc:date>
    <meta:editing-duration>PT1H28M23S</meta:editing-duration>
    <meta:editing-cycles>84</meta:editing-cycles>
    <meta:generator>LibreOffice/7.6.7.2$Linux_X86_64 LibreOffice_project/60$Build-2</meta:generator>
    <meta:document-statistic meta:table-count="0" meta:image-count="0" meta:object-count="0" meta:page-count="2" meta:paragraph-count="44" meta:word-count="313" meta:character-count="2007" meta:non-whitespace-character-count="1735"/>
  </office:meta>
</office:document-meta>
</file>